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001cm" style:rel-column-width="25485*"/>
    </style:style>
    <style:style style:name="Tabla1.B" style:family="table-column">
      <style:table-column-properties style:column-width="2.223cm" style:rel-column-width="8090*"/>
    </style:style>
    <style:style style:name="Tabla1.C" style:family="table-column">
      <style:table-column-properties style:column-width="2.679cm" style:rel-column-width="9753*"/>
    </style:style>
    <style:style style:name="Tabla1.D" style:family="table-column">
      <style:table-column-properties style:column-width="2.699cm" style:rel-column-width="9824*"/>
    </style:style>
    <style:style style:name="Tabla1.E" style:family="table-column">
      <style:table-column-properties style:column-width="3.401cm" style:rel-column-width="12383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E2" style:family="table-cell">
      <style:table-cell-properties style:vertical-align="middle" fo:padding="0.097cm" fo:border="0.05pt solid #000000"/>
    </style:style>
    <style:style style:name="Tabla1.A3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07fadf1" officeooo:paragraph-rsid="016c63db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0f30495" officeooo:paragraph-rsid="013ca763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6ee06b" officeooo:paragraph-rsid="016d4f49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90f953" officeooo:paragraph-rsid="00a4282b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24" style:family="paragraph" style:parent-style-name="Footer">
      <style:text-properties fo:font-size="2pt" style:font-size-asian="1.75pt" style:font-size-complex="2pt"/>
    </style:style>
    <style:style style:name="P2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26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27" style:family="paragraph" style:parent-style-name="Standard">
      <style:paragraph-properties fo:line-height="115%"/>
      <style:text-properties style:font-name="FreeSans" fo:font-size="15pt" fo:letter-spacing="0.035cm" officeooo:rsid="007b5345" officeooo:paragraph-rsid="007b5345" style:font-size-asian="13.1000003814697pt" style:font-size-complex="15pt"/>
    </style:style>
    <style:style style:name="P28" style:family="paragraph" style:parent-style-name="Standard">
      <style:paragraph-properties fo:line-height="115%"/>
      <style:text-properties style:font-name="FreeSans" fo:font-size="15pt" fo:letter-spacing="0.035cm" officeooo:rsid="017211d8" officeooo:paragraph-rsid="017211d8" style:font-size-asian="13.1000003814697pt" style:font-size-complex="15pt"/>
    </style:style>
    <style:style style:name="P29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3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00de9" officeooo:paragraph-rsid="00300de9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272d8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300de9" officeooo:paragraph-rsid="00300de9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227d8" officeooo:paragraph-rsid="017227d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785247" officeooo:paragraph-rsid="01785247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7a1172" officeooo:paragraph-rsid="017a1172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4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48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49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5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51" style:family="paragraph" style:parent-style-name="Standard">
      <style:paragraph-properties fo:line-height="115%" fo:break-before="page"/>
      <style:text-properties style:font-name="Lora" fo:font-size="25pt" fo:letter-spacing="0.035cm" officeooo:rsid="00300de9" officeooo:paragraph-rsid="00300de9" style:font-size-asian="25pt" style:font-size-complex="25pt"/>
    </style:style>
    <style:style style:name="P52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53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54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55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56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9536c9" officeooo:paragraph-rsid="019536c9" style:font-size-asian="14pt" style:font-weight-asian="normal" style:font-size-complex="14pt" style:font-weight-complex="normal"/>
    </style:style>
    <style:style style:name="P58" style:family="paragraph" style:parent-style-name="Standard" style:list-style-name="L9">
      <style:paragraph-properties fo:line-height="115%"/>
      <style:text-properties officeooo:paragraph-rsid="01632ab4"/>
    </style:style>
    <style:style style:name="P5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19536c9" officeooo:paragraph-rsid="019a2bda" style:font-size-asian="13.1000003814697pt" style:font-weight-asian="bold" style:font-size-complex="15pt" style:font-weight-complex="bold"/>
    </style:style>
    <style:style style:name="P60" style:family="paragraph" style:parent-style-name="Standard" style:list-style-name="L6">
      <style:paragraph-properties fo:line-height="150%" fo:break-before="auto" fo:break-after="auto"/>
      <style:text-properties officeooo:paragraph-rsid="019536c9"/>
    </style:style>
    <style:style style:name="P61" style:family="paragraph" style:parent-style-name="Standard" style:list-style-name="L7">
      <style:paragraph-properties fo:line-height="150%" fo:break-before="auto" fo:break-after="auto"/>
      <style:text-properties officeooo:paragraph-rsid="019a2bda"/>
    </style:style>
    <style:style style:name="P62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63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64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0f30495" officeooo:paragraph-rsid="01858e80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0f30495" officeooo:paragraph-rsid="018c0ad4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07fadf1" officeooo:paragraph-rsid="016c63db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8c0ad4" officeooo:paragraph-rsid="01972987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8d0da8" officeooo:paragraph-rsid="018d0da8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928a01" officeooo:paragraph-rsid="01928a01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9376de" officeooo:paragraph-rsid="019376de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FreeSans" fo:font-size="12pt" officeooo:rsid="01843c70" officeooo:paragraph-rsid="01843c70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FreeSans" fo:font-size="12pt" officeooo:rsid="0187e309" officeooo:paragraph-rsid="0187e309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FreeSans" fo:font-size="12pt" officeooo:rsid="018c0ad4" officeooo:paragraph-rsid="018c0ad4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FreeSans" fo:font-size="12pt" officeooo:rsid="018c0ad4" officeooo:paragraph-rsid="018f77bf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FreeSans" fo:font-size="12pt" officeooo:rsid="018c0ad4" officeooo:paragraph-rsid="01928a01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FreeSans" fo:font-size="12pt" officeooo:rsid="018c0ad4" officeooo:paragraph-rsid="019376de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FreeSans" fo:font-size="12pt" officeooo:rsid="018c0ad4" officeooo:paragraph-rsid="0196a9cd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FreeSans" fo:font-size="12pt" officeooo:rsid="018e3494" officeooo:paragraph-rsid="018e3494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FreeSans" fo:font-size="12pt" officeooo:rsid="01928a01" officeooo:paragraph-rsid="01928a01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FreeSans" fo:font-size="12pt" officeooo:rsid="019376de" officeooo:paragraph-rsid="019376de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FreeSans" fo:font-size="12pt" officeooo:rsid="01987aa6" officeooo:paragraph-rsid="01987aa6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858e80" officeooo:paragraph-rsid="01858e80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8735bb" officeooo:paragraph-rsid="018735bb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8b0f43" officeooo:paragraph-rsid="018c0ad4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8d0da8" officeooo:paragraph-rsid="018d0da8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928a01" officeooo:paragraph-rsid="01928a01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9376de" officeooo:paragraph-rsid="019376de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96a9cd" officeooo:paragraph-rsid="0196a9cd" style:font-size-asian="12pt" style:font-weight-asian="normal" style:font-size-complex="12pt" style:font-weight-complex="normal"/>
    </style:style>
    <style:style style:name="P90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91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92" style:family="paragraph">
      <loext:graphic-properties draw:fill-color="#2c3756"/>
    </style:style>
    <style:style style:name="P9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4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officeooo:rsid="002ece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officeooo:rsid="003702d3"/>
    </style:style>
    <style:style style:name="T9" style:family="text">
      <style:text-properties officeooo:rsid="004e2734"/>
    </style:style>
    <style:style style:name="T10" style:family="text">
      <style:text-properties style:use-window-font-color="true" style:font-name="FreeSans" fo:font-size="14pt" fo:letter-spacing="0.035cm" style:font-size-asian="14pt" style:font-size-complex="14pt"/>
    </style:style>
    <style:style style:name="T11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2" style:family="text">
      <style:text-properties style:use-window-font-color="true" style:font-name="FreeSans" fo:font-size="14pt" fo:letter-spacing="0.035cm" fo:font-weight="normal" style:font-size-asian="14pt" style:font-weight-asian="normal" style:font-size-complex="14pt" style:font-weight-complex="normal"/>
    </style:style>
    <style:style style:name="T13" style:family="text">
      <style:text-properties style:use-window-font-color="true" style:font-name="FreeSans" fo:font-size="14pt" fo:letter-spacing="0.035cm" fo:font-weight="normal" officeooo:rsid="019536c9" style:font-size-asian="14pt" style:font-weight-asian="normal" style:font-size-complex="14pt" style:font-weight-complex="normal"/>
    </style:style>
    <style:style style:name="T14" style:family="text">
      <style:text-properties style:use-window-font-color="true" style:font-name="FreeSans" fo:font-size="14pt" fo:letter-spacing="0.035cm" fo:font-weight="normal" officeooo:rsid="01632ab4" style:font-size-asian="14pt" style:font-weight-asian="normal" style:font-size-complex="14pt" style:font-weight-complex="normal"/>
    </style:style>
    <style:style style:name="T15" style:family="text">
      <style:text-properties style:use-window-font-color="true" style:font-name="FreeSans" fo:font-size="14pt" fo:letter-spacing="0.035cm" fo:font-weight="normal" officeooo:rsid="013272d8" style:font-size-asian="14pt" style:font-weight-asian="normal" style:font-size-complex="14pt" style:font-weight-complex="normal"/>
    </style:style>
    <style:style style:name="T16" style:family="text">
      <style:text-properties style:use-window-font-color="true" style:text-position="super 58%" officeooo:rsid="00f30495"/>
    </style:style>
    <style:style style:name="T17" style:family="text">
      <style:text-properties style:use-window-font-color="true" style:text-position="0% 100%"/>
    </style:style>
    <style:style style:name="T18" style:family="text">
      <style:text-properties style:use-window-font-color="true" style:text-position="0% 100%" officeooo:rsid="00f30495"/>
    </style:style>
    <style:style style:name="T19" style:family="text">
      <style:text-properties style:use-window-font-color="true" style:text-position="0% 100%" officeooo:rsid="00f31a41"/>
    </style:style>
    <style:style style:name="T20" style:family="text">
      <style:text-properties style:use-window-font-color="true" style:text-position="0% 100%" officeooo:rsid="00f4fbe0"/>
    </style:style>
    <style:style style:name="T21" style:family="text">
      <style:text-properties style:use-window-font-color="true" style:text-position="0% 100%" officeooo:rsid="00f5fb1a"/>
    </style:style>
    <style:style style:name="T22" style:family="text">
      <style:text-properties style:use-window-font-color="true" style:text-position="0% 100%" officeooo:rsid="00fe3a74"/>
    </style:style>
    <style:style style:name="T23" style:family="text">
      <style:text-properties style:use-window-font-color="true" style:text-position="0% 100%" officeooo:rsid="010020a8"/>
    </style:style>
    <style:style style:name="T24" style:family="text">
      <style:text-properties style:use-window-font-color="true" style:text-position="0% 100%" officeooo:rsid="01018069"/>
    </style:style>
    <style:style style:name="T25" style:family="text">
      <style:text-properties style:use-window-font-color="true" style:text-position="0% 100%" fo:font-size="16pt" officeooo:rsid="007fadf1" style:font-size-asian="16pt" style:font-size-complex="16pt"/>
    </style:style>
    <style:style style:name="T26" style:family="text">
      <style:text-properties style:use-window-font-color="true" style:text-position="0% 100%" officeooo:rsid="01065bc6"/>
    </style:style>
    <style:style style:name="T27" style:family="text">
      <style:text-properties style:use-window-font-color="true" style:text-position="0% 100%" officeooo:rsid="0107e43f"/>
    </style:style>
    <style:style style:name="T28" style:family="text">
      <style:text-properties style:use-window-font-color="true" style:text-position="0% 100%" officeooo:rsid="01098425"/>
    </style:style>
    <style:style style:name="T29" style:family="text">
      <style:text-properties style:use-window-font-color="true" style:text-position="0% 100%" officeooo:rsid="010a657f"/>
    </style:style>
    <style:style style:name="T30" style:family="text">
      <style:text-properties style:use-window-font-color="true" style:text-position="0% 100%" officeooo:rsid="0110eddf"/>
    </style:style>
    <style:style style:name="T31" style:family="text">
      <style:text-properties style:use-window-font-color="true" style:text-position="0% 100%" officeooo:rsid="007a0b5a"/>
    </style:style>
    <style:style style:name="T32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33" style:family="text">
      <style:text-properties style:use-window-font-color="true" fo:font-size="14pt" fo:font-weight="normal" officeooo:rsid="013272d8" style:font-size-asian="14pt" style:font-weight-asian="normal" style:font-size-complex="14pt" style:font-weight-complex="normal"/>
    </style:style>
    <style:style style:name="T34" style:family="text">
      <style:text-properties officeooo:rsid="00532285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37" style:family="text">
      <style:text-properties fo:font-size="18pt" fo:font-style="normal" fo:text-shadow="none" officeooo:rsid="017211d8" style:font-size-asian="18pt" style:font-style-asian="normal" style:font-size-complex="18pt" style:font-style-complex="normal"/>
    </style:style>
    <style:style style:name="T38" style:family="text">
      <style:text-properties fo:font-size="18pt" fo:text-shadow="none" style:font-size-asian="18pt" style:font-size-complex="18pt"/>
    </style:style>
    <style:style style:name="T39" style:family="text">
      <style:text-properties fo:font-size="18pt" fo:text-shadow="none" officeooo:rsid="0138f048" style:font-size-asian="18pt" style:font-size-complex="18pt"/>
    </style:style>
    <style:style style:name="T40" style:family="text">
      <style:text-properties officeooo:rsid="0068b0c7"/>
    </style:style>
    <style:style style:name="T41" style:family="text">
      <style:text-properties officeooo:rsid="006c620d"/>
    </style:style>
    <style:style style:name="T42" style:family="text">
      <style:text-properties officeooo:rsid="006f7973"/>
    </style:style>
    <style:style style:name="T43" style:family="text">
      <style:text-properties officeooo:rsid="00b9f5d7"/>
    </style:style>
    <style:style style:name="T44" style:family="text">
      <style:text-properties officeooo:rsid="00bb7015"/>
    </style:style>
    <style:style style:name="T45" style:family="text">
      <style:text-properties fo:color="#405e01" style:text-position="super 58%" officeooo:rsid="00f30495"/>
    </style:style>
    <style:style style:name="T46" style:family="text">
      <style:text-properties fo:color="#405e01" style:text-position="super 58%" officeooo:rsid="010a657f"/>
    </style:style>
    <style:style style:name="T47" style:family="text">
      <style:text-properties officeooo:rsid="0167f30b"/>
    </style:style>
    <style:style style:name="T48" style:family="text">
      <style:text-properties fo:color="#2c3756" fo:font-style="italic" style:font-style-asian="italic" style:font-style-complex="italic"/>
    </style:style>
    <style:style style:name="T49" style:family="text">
      <style:text-properties fo:color="#2c3756" fo:font-style="italic" officeooo:rsid="00532285" style:font-style-asian="italic" style:font-style-complex="italic"/>
    </style:style>
    <style:style style:name="T50" style:family="text">
      <style:text-properties officeooo:rsid="0173b39a"/>
    </style:style>
    <style:style style:name="T51" style:family="text">
      <style:text-properties officeooo:rsid="0177aeb2"/>
    </style:style>
    <style:style style:name="T52" style:family="text">
      <style:text-properties officeooo:rsid="017b7924"/>
    </style:style>
    <style:style style:name="T53" style:family="text">
      <style:text-properties officeooo:rsid="018735bb"/>
    </style:style>
    <style:style style:name="T54" style:family="text">
      <style:text-properties officeooo:rsid="018c2c3e"/>
    </style:style>
    <style:style style:name="T55" style:family="text">
      <style:text-properties officeooo:rsid="0191e541"/>
    </style:style>
    <style:style style:name="T56" style:family="text">
      <style:text-properties officeooo:rsid="0193e9b8"/>
    </style:style>
    <style:style style:name="T57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9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9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7">Plan de iteración</text:p>
      <text:p text:style-name="P48"><text:span text:style-name="T38">Fase de </text:span><text:span text:style-name="T39">construcción</text:span><text:span text:style-name="T38">:</text:span><text:span text:style-name="T36"> ITERACIÓN N.º </text:span><text:span text:style-name="T37">5</text:span></text:p>
      <text:p text:style-name="P49"><draw:frame draw:style-name="fr2" draw:name="Image1" text:anchor-type="as-char" svg:width="14.6cm" svg:height="6.6cm" draw:z-index="9"><draw:image xlink:href="Pictures/1000020100000226000000FA04E233DC2B932CD2.png" xlink:type="simple" xlink:show="embed" xlink:actuate="onLoad" loext:mime-type="image/png"/></draw:frame></text:p>
      <text:p text:style-name="P46"><text:span text:style-name="T4">Proyecto </text:span><text:span text:style-name="T7">Colibrí</text:span></text:p>
      <text:p text:style-name="P25"/>
      <text:p text:style-name="P29">Asignatura</text:p>
      <text:p text:style-name="P25">Laboratorio de desarrollo de software</text:p>
      <text:p text:style-name="P25"/>
      <text:p text:style-name="P29">Autor<text:span text:style-name="T3">es</text:span></text:p>
      <text:p text:style-name="P28">Ariel Machini</text:p>
      <text:p text:style-name="P27">Cinthia Lima</text:p>
      <text:p text:style-name="P25"/>
      <text:p text:style-name="P29">Fecha de redacción</text:p>
      <text:p text:style-name="P25"><text:span text:style-name="T3">04/05</text:span>/<text:span text:style-name="T5">2019</text:span></text:p>
      <text:p text:style-name="P50"><draw:custom-shape text:anchor-type="paragraph" draw:z-index="1" draw:name="Shape1" draw:style-name="gr2" draw:text-style-name="P9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95" svg:width="6.501cm" svg:height="18.5cm" svg:x="0.499cm" svg:y="0.75cm"><draw:text-box><text:p text:style-name="P94"><text:span text:style-name="T57">El objetivo de este plan </text:span><text:span text:style-name="T57">es definir detalladamente </text:span><text:span text:style-name="T57">para cada una de las </text:span><text:span text:style-name="T57">iteraciones a realizarse </text:span><text:span text:style-name="T57">un conjunto de tareas, </text:span><text:span text:style-name="T57">actividades y recursos, </text:span><text:span text:style-name="T57">por tal motivo existirá </text:span><text:span text:style-name="T57">para cada iteración del </text:span><text:span text:style-name="T57">ciclo de vida del proyecto </text:span><text:span text:style-name="T57">un artefacto de este tipo. </text:span><text:span text:style-name="T57">Para cada iteración existe </text:span><text:span text:style-name="T57">una serie de objetivos los </text:span><text:span text:style-name="T57">cuales son usados como </text:span><text:span text:style-name="T57">referencia de evaluación </text:span><text:span text:style-name="T57">para determinar diferentes </text:span><text:span text:style-name="T57">aspectos, como grado de </text:span><text:span text:style-name="T57">terminación de una </text:span><text:span text:style-name="T57">determinada función, </text:span><text:span text:style-name="T57">rendimiento, niveles de </text:span><text:span text:style-name="T57">calidad, etc. </text:span></text:p></draw:text-box></draw:frame></text:p>
      <text:p text:style-name="P51"><text:span text:style-name="T48">Plan de </text:span><text:span text:style-name="T49">i</text:span><text:span text:style-name="T48">teración</text:span></text:p>
      <text:p text:style-name="P26"/>
      <text:p text:style-name="P35">Resumen</text:p>
      <text:p text:style-name="P54">El presente plan de iteración se divide en tres partes: en la primera parte del mismo se hace una introducción al documento, especificando su alcance y su propósito.</text:p>
      <text:p text:style-name="P54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54"/>
      <text:p text:style-name="P32">Alcance</text:p>
      <text:p text:style-name="P41">En esta <text:span text:style-name="T50">iteración</text:span> se <text:span text:style-name="T41">generarán</text:span> los <text:span text:style-name="T34">siguientes entregables</text:span>:</text:p>
      <text:list xml:id="list2875665388" text:style-name="L9">
        <text:list-item>
          <text:p text:style-name="P58"><text:span text:style-name="T14">...</text:span></text:p>
        </text:list-item>
      </text:list>
      <text:p text:style-name="P42"/>
      <text:p text:style-name="P33">Propósito</text:p>
      <text:p text:style-name="P30">Mediante este documento se buscan especificar las actividades que se van a desarrollar durante la iteración en curso.</text:p>
      <text:p text:style-name="P30">Este documento será utilizado por el grupo de desarrollo para guiarse a través de la iteración antes mencionada.</text:p>
      <text:p text:style-name="P40"/>
      <text:p text:style-name="P40">Planificació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2">Nombre de la tarea</text:p>
          </table:table-cell>
          <table:table-cell table:style-name="Tabla1.A1" office:value-type="string">
            <text:p text:style-name="P15">Fecha de </text:p>
            <text:p text:style-name="P13"><text:span text:style-name="T40">i</text:span>nicio </text:p>
          </table:table-cell>
          <table:table-cell table:style-name="Tabla1.A1" office:value-type="string">
            <text:p text:style-name="P14">Fecha de <text:span text:style-name="T43">finalización</text:span></text:p>
          </table:table-cell>
          <table:table-cell table:style-name="Tabla1.A1" office:value-type="string">
            <text:p text:style-name="P16">Fecha de <text:span text:style-name="T44">fin de iteración</text:span></text:p>
          </table:table-cell>
          <table:table-cell table:style-name="Tabla1.E1" office:value-type="string">
            <text:p text:style-name="P17">Responsable(s)</text:p>
          </table:table-cell>
        </table:table-row>
        <table:table-row table:style-name="Tabla1.2">
          <table:table-cell table:style-name="Tabla1.A2" office:value-type="string">
            <text:p text:style-name="P85"><text:span text:style-name="T54">Completar</text:span> modelos de casos de uso (grupo de CU15)</text:p>
          </table:table-cell>
          <table:table-cell table:style-name="Tabla1.B2" office:value-type="string">
            <text:p text:style-name="P66">🗎</text:p>
          </table:table-cell>
          <table:table-cell table:style-name="Tabla1.C2" office:value-type="string">
            <text:p text:style-name="P10">?</text:p>
          </table:table-cell>
          <table:table-cell table:style-name="Tabla1.D2" office:value-type="string">
            <text:p text:style-name="P74">18/05/19</text:p>
          </table:table-cell>
          <table:table-cell table:style-name="Tabla1.E2" office:value-type="string">
            <text:p text:style-name="P74">Ariel Machini</text:p>
          </table:table-cell>
        </table:table-row>
        <table:table-row table:style-name="Tabla1.2">
          <table:table-cell table:style-name="Tabla1.A3" office:value-type="string">
            <text:p text:style-name="P86"><text:span text:style-name="T55">Rediseñar</text:span> el diagrama de clases del documento de modelo de casos de uso</text:p>
          </table:table-cell>
          <table:table-cell table:style-name="Tabla1.B3" office:value-type="string">
            <text:p text:style-name="P69">05/05/19</text:p>
          </table:table-cell>
          <table:table-cell table:style-name="Tabla1.C3" office:value-type="string">
            <text:p text:style-name="P10">?</text:p>
          </table:table-cell>
          <table:table-cell table:style-name="Tabla1.D3" office:value-type="string">
            <text:p text:style-name="P75">18/05/19</text:p>
          </table:table-cell>
          <table:table-cell table:style-name="Tabla1.E3" office:value-type="string">
            <text:p text:style-name="P79">Ariel Machini</text:p>
          </table:table-cell>
        </table:table-row>
        <table:table-row table:style-name="Tabla1.2">
          <table:table-cell table:style-name="Tabla1.A3" office:value-type="string">
            <text:p text:style-name="P83">Finalizar CU1<text:span text:style-name="T53">7 (Modificar campo)</text:span></text:p>
          </table:table-cell>
          <table:table-cell table:style-name="Tabla1.B4" office:value-type="string">
            <text:p text:style-name="P11">🗎</text:p>
          </table:table-cell>
          <table:table-cell table:style-name="Tabla1.C4" office:value-type="string">
            <text:p text:style-name="P10">?</text:p>
          </table:table-cell>
          <table:table-cell table:style-name="Tabla1.D4" office:value-type="string">
            <text:p text:style-name="P75">18/05/19</text:p>
          </table:table-cell>
          <table:table-cell table:style-name="Tabla1.E4" office:value-type="string">
            <text:p text:style-name="P72">Ariel Machini</text:p>
          </table:table-cell>
        </table:table-row>
        <table:table-row table:style-name="Tabla1.2">
          <table:table-cell table:style-name="Tabla1.A3" office:value-type="string">
            <text:p text:style-name="P84">Finalizar CU18 (Eliminar campo)</text:p>
          </table:table-cell>
          <table:table-cell table:style-name="Tabla1.B5" office:value-type="string">
            <text:p text:style-name="P65">🗎</text:p>
          </table:table-cell>
          <table:table-cell table:style-name="Tabla1.C5" office:value-type="string">
            <text:p text:style-name="P10">?</text:p>
          </table:table-cell>
          <table:table-cell table:style-name="Tabla1.D5" office:value-type="string">
            <text:p text:style-name="P75">18/05/19</text:p>
          </table:table-cell>
          <table:table-cell table:style-name="Tabla1.E5" office:value-type="string">
            <text:p text:style-name="P73">Ariel Machini</text:p>
          </table:table-cell>
        </table:table-row>
        <table:table-row table:style-name="Tabla1.2">
          <table:table-cell table:style-name="Tabla1.A3" office:value-type="string">
            <text:p text:style-name="P87">Realizar la cuarta versión de la <text:soft-page-break/>estimación de riesgos</text:p>
          </table:table-cell>
          <table:table-cell table:style-name="Tabla1.B8" office:value-type="string">
            <text:p text:style-name="P70">05/05/19</text:p>
          </table:table-cell>
          <table:table-cell table:style-name="Tabla1.C8" office:value-type="string">
            <text:p text:style-name="P10">?</text:p>
          </table:table-cell>
          <table:table-cell table:style-name="Tabla1.D8" office:value-type="string">
            <text:p text:style-name="P76">18/05/19</text:p>
          </table:table-cell>
          <table:table-cell table:style-name="Tabla1.E8" office:value-type="string">
            <text:p text:style-name="P80">Cinthia Lima</text:p>
          </table:table-cell>
        </table:table-row>
        <table:table-row table:style-name="Tabla1.2">
          <table:table-cell table:style-name="Tabla1.A3" office:value-type="string">
            <text:p text:style-name="P88">Investigar sobre cómo enviar datos de formulario en Ionic <text:span text:style-name="T56">hacia el servidor del sistema</text:span></text:p>
          </table:table-cell>
          <table:table-cell table:style-name="Tabla1.B8" office:value-type="string">
            <text:p text:style-name="P71">05/05/19</text:p>
          </table:table-cell>
          <table:table-cell table:style-name="Tabla1.C8" office:value-type="string">
            <text:p text:style-name="P10">?</text:p>
          </table:table-cell>
          <table:table-cell table:style-name="Tabla1.D8" office:value-type="string">
            <text:p text:style-name="P77">18/05/19</text:p>
          </table:table-cell>
          <table:table-cell table:style-name="Tabla1.E8" office:value-type="string">
            <text:p text:style-name="P81">Cinthia Lima</text:p>
          </table:table-cell>
        </table:table-row>
        <table:table-row table:style-name="Tabla1.2">
          <table:table-cell table:style-name="Tabla1.A3" office:value-type="string">
            <text:p text:style-name="P89">Evaluación del plan de iteración</text:p>
          </table:table-cell>
          <table:table-cell table:style-name="Tabla1.B8" office:value-type="string">
            <text:p text:style-name="P68">?</text:p>
          </table:table-cell>
          <table:table-cell table:style-name="Tabla1.C8" office:value-type="string">
            <text:p text:style-name="P10">?</text:p>
          </table:table-cell>
          <table:table-cell table:style-name="Tabla1.D8" office:value-type="string">
            <text:p text:style-name="P78">18/05/19</text:p>
          </table:table-cell>
          <table:table-cell table:style-name="Tabla1.E8" office:value-type="string">
            <text:p text:style-name="P82">Cinthia Lima</text:p>
          </table:table-cell>
        </table:table-row>
        <table:table-row table:style-name="Tabla1.2">
          <table:table-cell table:style-name="Tabla1.A9" table:number-columns-spanned="5" office:value-type="string">
            <text:p text:style-name="P18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9" table:number-columns-spanned="5" office:value-type="string">
            <text:p text:style-name="P21"><text:span text:style-name="T45">1</text:span><text:span text:style-name="T16"> </text:span><text:span text:style-name="T30">El símbolo ‘</text:span><text:span text:style-name="T18">🗎</text:span><text:span text:style-name="T30">’</text:span><text:span text:style-name="T24"> en la columna “Fecha de inicio”</text:span><text:span text:style-name="T18"> significa</text:span><text:span text:style-name="T19">n</text:span><text:span text:style-name="T18"> que el documento o módulo </text:span><text:span text:style-name="T20">al que se hace referencia en nombre de la tarea</text:span><text:span text:style-name="T18"> no fue creado en esta iteración </text:span><text:span text:style-name="T21">y solo esta siendo modificado o actualizado</text:span><text:span text:style-name="T18">.</text:span></text:p>
            <text:p text:style-name="P22"><text:span text:style-name="T45">2</text:span><text:span text:style-name="T18"> </text:span><text:span text:style-name="T17">El </text:span><text:span text:style-name="T23">símbolo</text:span><text:span text:style-name="T17"> ‘</text:span><text:span text:style-name="T31">⏳</text:span><text:span text:style-name="T17">’ en la columna “Fecha de finalización” significa que la tarea especificad</text:span><text:span text:style-name="T22">a</text:span><text:span text:style-name="T17"> no fue finalizada </text:span><text:span text:style-name="T28">por falta de tiempo</text:span><text:span text:style-name="T17">.</text:span></text:p>
            <text:p text:style-name="P23"><text:span text:style-name="T46">3</text:span><text:span text:style-name="T29"> </text:span><text:span text:style-name="T17">El </text:span><text:span text:style-name="T23">símbolo</text:span><text:span text:style-name="T17"> ‘</text:span><text:span text:style-name="T25">⭲</text:span><text:span text:style-name="T17">’ en la columna “Fecha de </text:span><text:span text:style-name="T22">inicio</text:span><text:span text:style-name="T17">” significa que la tarea especificad</text:span><text:span text:style-name="T22">a</text:span><text:span text:style-name="T17"> </text:span><text:span text:style-name="T26">no puedo se</text:span><text:span text:style-name="T27">r iniciada</text:span><text:span text:style-name="T17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1"/>
      <text:p text:style-name="P34">Re<text:span text:style-name="T8">cursos</text:span></text:p>
      <text:p text:style-name="P55">Humanos:</text:p>
      <text:list xml:id="list2456239132" text:style-name="L2">
        <text:list-item>
          <text:p text:style-name="P90"><text:span text:style-name="T42">Dos</text:span> analistas:</text:p>
          <text:list>
            <text:list-item>
              <text:p text:style-name="P91">Lima, Cinthia.</text:p>
            </text:list-item>
            <text:list-item>
              <text:p text:style-name="P91">Machini, Ariel.</text:p>
            </text:list-item>
          </text:list>
        </text:list-item>
      </text:list>
      <text:p text:style-name="P52"/>
      <text:p text:style-name="P55">Ha<text:span text:style-name="T9">r</text:span>dware:</text:p>
      <text:list xml:id="list4018879530" text:style-name="L3">
        <text:list-item>
          <text:p text:style-name="P62">Notebook Lenovo Legion Y720.</text:p>
        </text:list-item>
        <text:list-item>
          <text:p text:style-name="P62">Notebook Banghó MAX G01.</text:p>
        </text:list-item>
      </text:list>
      <text:p text:style-name="P9"/>
      <text:p text:style-name="P8"><text:span text:style-name="T11">M</text:span><text:span text:style-name="T10">isceláneo:</text:span></text:p>
      <text:list xml:id="list2433998718" text:style-name="L4">
        <text:list-item>
          <text:p text:style-name="P63"><text:span text:style-name="T40">Acceso a </text:span>Internet.</text:p>
        </text:list-item>
        <text:list-item>
          <text:p text:style-name="P64">Repositorio <text:span text:style-name="T40">(</text:span>en GitHub<text:span text:style-name="T40">)</text:span>.</text:p>
        </text:list-item>
      </text:list>
      <text:p text:style-name="P53"/>
      <text:p text:style-name="P39">Objetivos alcanzados</text:p>
      <text:p text:style-name="P43">De las <text:span text:style-name="T51">n </text:span>tareas definidas se pudieron ejecutar y termina<text:span text:style-name="T47">r m </text:span>con éxito:</text:p>
      <text:list xml:id="list3631759298" text:style-name="L6">
        <text:list-item>
          <text:p text:style-name="P60"><text:span text:style-name="T13">Tarea n…</text:span></text:p>
        </text:list-item>
      </text:list>
      <text:p text:style-name="P57"/>
      <text:p text:style-name="P38">Objetivos no alcanzados</text:p>
      <text:list xml:id="list2695389119" text:style-name="L7">
        <text:list-item>
          <text:p text:style-name="P61"><text:span text:style-name="T13">Tarea.</text:span></text:p>
        </text:list-item>
      </text:list>
      <text:p text:style-name="P59"><text:soft-page-break/><text:span text:style-name="T32"/></text:p>
      <text:p text:style-name="P37">Conclusión</text:p>
      <text:p text:style-name="P45">Resumen de la iteración.</text:p>
      <text:p text:style-name="P44"/>
      <text:p text:style-name="P36">Estado del repositorio</text:p>
      <text:p text:style-name="P56"><text:span text:style-name="T6">Versión </text:span><text:span text:style-name="T35">inicial</text:span><text:span text:style-name="T6"> — </text:span><text:span text:style-name="T35">final</text:span><text:span text:style-name="T6">:</text:span> <text:span text:style-name="T52">208</text:span> —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5</text:page-number><text:s/>DE <text:page-count>5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5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19-05-05T00:24:07.378594391</dc:date>
    <meta:editing-duration>P1DT1H12M5S</meta:editing-duration>
    <meta:editing-cycles>299</meta:editing-cycles>
    <meta:generator>LibreOffice/6.0.7.3$Linux_X86_64 LibreOffice_project/00m0$Build-3</meta:generator>
    <dc:title>Plan de Iteración</dc:title>
    <dc:subject>Horizon</dc:subject>
    <dc:creator>Ariel Machini</dc:creator>
    <meta:document-statistic meta:table-count="3" meta:image-count="3" meta:object-count="0" meta:page-count="5" meta:paragraph-count="97" meta:word-count="444" meta:character-count="2650" meta:non-whitespace-character-count="2304"/>
  </office:meta>
</office:document-meta>
</file>